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able1" style:family="table">
      <style:table-properties style:width="5in" table:align="left"/>
    </style:style>
    <style:style style:name="T1" style:family="table-column">
      <style:table-column-properties style:column-width="0.5in"/>
    </style:style>
    <style:style style:name="T2" style:family="table-column">
      <style:table-column-properties style:column-width="1in"/>
    </style:style>
    <style:style style:name="T3" style:family="table-column">
      <style:table-column-properties style:column-width="1.5in"/>
    </style:style>
    <style:style style:name="T4" style:family="table-column">
      <style:table-column-properties style:column-width="2in"/>
    </style:style>
    <style:style style:name="T5" style:family="table-column">
      <style:table-column-properties style:rel-column-width="100*"/>
    </style:style>
    <style:style style:name="T6" style:family="table-column">
      <style:table-column-properties style:rel-column-width="200*"/>
    </style:style>
    <style:style style:name="T7" style:family="table-column">
      <style:table-column-properties style:rel-column-width="300*"/>
    </style:style>
    <style:style style:name="T8" style:family="table-column">
      <style:table-column-properties style:rel-column-width="400*"/>
    </style:style>
    <style:style style:name="Table1.A1" style:family="table-cell">
      <style:table-cell-properties fo:border="0.0007in solid #000000"/>
    </style:style>
  </office:automatic-styles>
  <office:body>
    <office:text>
      <text:p>this is an example of table with different column width. The columns are 0.5 inch, 1 inch, 1.5 inch and 2 inch wide.</text:p>
      <table:table table:name="Table1" table:style-name="Table1">
        <table:table-column table:style-name="T1"/>
        <table:table-column table:style-name="T2"/>
        <table:table-column table:style-name="T3"/>
        <table:table-column table:style-name="T4"/>
        <table:table-row table:number-rows-repeated="3" table:default-cell-style-name="Table1.A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  <text:p>this is an example of table with different relative column width. The columns are 100*, 200*, 300* and 400* wide respectively.</text:p>
      <table:table table:name="Table1" table:style-name="Table1">
        <table:table-column table:style-name="T5"/>
        <table:table-column table:style-name="T6"/>
        <table:table-column table:style-name="T7"/>
        <table:table-column table:style-name="T8"/>
        <table:table-row table:number-rows-repeated="3" table:default-cell-style-name="Table1.A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